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37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36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0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4"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4.46616666666667cm"/>
    </style:style>
    <style:style style:name="co2" style:family="table-column">
      <style:table-column-properties fo:break-before="auto" style:column-width="3.51366666666667cm"/>
    </style:style>
    <style:style style:name="co3" style:family="table-column">
      <style:table-column-properties fo:break-before="auto" style:column-width="2.56116666666667cm"/>
    </style:style>
    <style:style style:name="co4" style:family="table-column">
      <style:table-column-properties fo:break-before="auto" style:column-width="3.09033333333333cm"/>
    </style:style>
    <style:style style:name="co5" style:family="table-column">
      <style:table-column-properties fo:break-before="auto" style:column-width="5.48216666666667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6.0325cm"/>
    </style:style>
    <style:style style:name="co8" style:family="table-column">
      <style:table-column-properties fo:break-before="auto" style:column-width="5.75733333333333cm"/>
    </style:style>
    <style:style style:name="co9" style:family="table-column">
      <style:table-column-properties fo:break-before="auto" style:column-width="3.47133333333333cm"/>
    </style:style>
    <style:style style:name="co10" style:family="table-column">
      <style:table-column-properties fo:break-before="auto" style:column-width="7.28133333333333cm"/>
    </style:style>
    <style:style style:name="co11" style:family="table-column">
      <style:table-column-properties fo:break-before="auto" style:column-width="6.096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6" table:number-columns-repeated="1005" table:default-cell-style-name="ce4"/>
        <table:table-column table:style-name="co13" table:number-columns-repeated="15360" table:default-cell-style-name="ce1"/>
        <table:table-row table:style-name="ro1">
          <table:table-cell table:style-name="ce2"/>
          <table:table-cell office:value-type="string" table:style-name="ce3">
            <text:p>Montant</text:p>
          </table:table-cell>
          <table:table-cell office:value-type="string" table:style-name="ce3">
            <text:p>%</text:p>
          </table:table-cell>
          <table:table-cell table:number-columns-repeated="6" table:style-name="ce4"/>
          <table:table-cell table:style-name="ce2"/>
          <table:table-cell office:value-type="string" table:style-name="ce3">
            <text:p>Montant</text:p>
          </table:table-cell>
          <table:table-cell office:value-type="string" table:style-name="ce3">
            <text:p>%</text:p>
          </table:table-cell>
          <table:table-cell table:number-columns-repeated="1012" table:style-name="ce4"/>
          <table:table-cell table:number-columns-repeated="15360"/>
        </table:table-row>
        <table:table-row table:style-name="ro1">
          <table:table-cell office:value-type="string" table:style-name="ce5">
            <text:p>Chiffre d’affaires</text:p>
          </table:table-cell>
          <table:table-cell office:value-type="currency" office:value="4603200" table:formula="of:=[.F2]" table:style-name="ce6">
            <text:p>4 603 200,00 €</text:p>
          </table:table-cell>
          <table:table-cell office:value-type="percentage" office:value="1" table:style-name="ce7">
            <text:p>100,00 %</text:p>
          </table:table-cell>
          <table:table-cell table:style-name="ce4"/>
          <table:table-cell office:value-type="string" table:style-name="ce4">
            <text:p>Chiffre d’affaires</text:p>
          </table:table-cell>
          <table:table-cell office:value-type="currency" office:value="4603200" table:style-name="ce8">
            <text:p>4 603 200,00 €</text:p>
          </table:table-cell>
          <table:table-cell table:number-columns-repeated="3" table:style-name="ce4"/>
          <table:table-cell office:value-type="string" table:style-name="ce5">
            <text:p>Chiffre d’affaires</text:p>
          </table:table-cell>
          <table:table-cell office:value-type="currency" office:value="4603200" table:formula="of:=[.O2]" table:style-name="ce6">
            <text:p>4 603 200,00 €</text:p>
          </table:table-cell>
          <table:table-cell office:value-type="percentage" office:value="1" table:style-name="ce7">
            <text:p>100,00 %</text:p>
          </table:table-cell>
          <table:table-cell table:style-name="ce4"/>
          <table:table-cell office:value-type="string" table:style-name="ce4">
            <text:p>Chiffre d’affaires</text:p>
          </table:table-cell>
          <table:table-cell office:value-type="currency" office:value="4603200" table:style-name="ce8">
            <text:p>4 603 200,00 €</text:p>
          </table:table-cell>
          <table:table-cell table:number-columns-repeated="3" table:style-name="ce4"/>
          <table:table-cell office:value-type="string" table:style-name="ce9">
            <text:p>Marché français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Coût variable</text:p>
          </table:table-cell>
          <table:table-cell office:value-type="currency" office:value="2906555" table:formula="of:= [.F7]+ [.F6]" table:style-name="ce6">
            <text:p>2 906 555,00 €</text:p>
          </table:table-cell>
          <table:table-cell office:value-type="percentage" office:value="0.63142053354188388" table:formula="of:=[.B3]/[.B2]" table:style-name="ce7">
            <text:p>63,14 %</text:p>
          </table:table-cell>
          <table:table-cell table:style-name="ce4"/>
          <table:table-cell office:value-type="string" table:style-name="ce4">
            <text:p>Nombre d’unités vendues</text:p>
          </table:table-cell>
          <table:table-cell office:value-type="float" office:value="840" table:style-name="ce4">
            <text:p>840</text:p>
          </table:table-cell>
          <table:table-cell table:number-columns-repeated="3" table:style-name="ce4"/>
          <table:table-cell office:value-type="string" table:style-name="ce5">
            <text:p>Coût variable</text:p>
          </table:table-cell>
          <table:table-cell office:value-type="currency" office:value="2906555" table:formula="of:= [.O7]+ [.O6]" table:style-name="ce6">
            <text:p>2 906 555,00 €</text:p>
          </table:table-cell>
          <table:table-cell office:value-type="percentage" office:value="0.63142053354188388" table:formula="of:=[.K3]/[.K2]" table:style-name="ce7">
            <text:p>63,14 %</text:p>
          </table:table-cell>
          <table:table-cell table:style-name="ce4"/>
          <table:table-cell office:value-type="string" table:style-name="ce4">
            <text:p>Nombre d’unités vendues</text:p>
          </table:table-cell>
          <table:table-cell office:value-type="float" office:value="840" table:style-name="ce4">
            <text:p>840</text:p>
          </table:table-cell>
          <table:table-cell table:number-columns-repeated="3" table:style-name="ce4"/>
          <table:table-cell office:value-type="float" office:value="5600" table:style-name="ce4">
            <text:p>5600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Marge sur coût variable</text:p>
          </table:table-cell>
          <table:table-cell office:value-type="currency" office:value="1696645" table:formula="of:=[.B2]-[.B3]" table:style-name="ce6">
            <text:p>1 696 645,00 €</text:p>
          </table:table-cell>
          <table:table-cell office:value-type="percentage" office:value="0.36857946645811607" table:formula="of:=[.B4]/[.B2]" table:style-name="ce7">
            <text:p>36,86 %</text:p>
          </table:table-cell>
          <table:table-cell table:style-name="ce4"/>
          <table:table-cell office:value-type="string" table:style-name="ce4">
            <text:p>Prix unitaire</text:p>
          </table:table-cell>
          <table:table-cell office:value-type="currency" office:value="5480" table:formula="of:=[.F2]/[.F3]" table:style-name="ce10">
            <text:p>5 480,00 €</text:p>
          </table:table-cell>
          <table:table-cell table:number-columns-repeated="3" table:style-name="ce4"/>
          <table:table-cell office:value-type="string" table:style-name="ce5">
            <text:p>Marge sur coût variable</text:p>
          </table:table-cell>
          <table:table-cell office:value-type="currency" office:value="1696645" table:formula="of:=[.K2]-[.K3]" table:style-name="ce6">
            <text:p>1 696 645,00 €</text:p>
          </table:table-cell>
          <table:table-cell office:value-type="percentage" office:value="0.36857946645811607" table:formula="of:=[.K4]/[.K2]" table:style-name="ce7">
            <text:p>36,86 %</text:p>
          </table:table-cell>
          <table:table-cell table:style-name="ce4"/>
          <table:table-cell office:value-type="string" table:style-name="ce4">
            <text:p>Prix unitaire</text:p>
          </table:table-cell>
          <table:table-cell office:value-type="currency" office:value="5480" table:formula="of:=[.O2]/[.O3]" table:style-name="ce10">
            <text:p>5 480,00 €</text:p>
          </table:table-cell>
          <table:table-cell table:number-columns-repeated="1009" table:style-name="ce4"/>
          <table:table-cell table:number-columns-repeated="15360"/>
        </table:table-row>
        <table:table-row table:style-name="ro1">
          <table:table-cell office:value-type="string" table:style-name="ce5">
            <text:p>Coût fixe</text:p>
          </table:table-cell>
          <table:table-cell office:value-type="currency" office:value="1609100" table:formula="of:=SUM([.F11:.F13])" table:style-name="ce6">
            <text:p>1 609 100,00 €</text:p>
          </table:table-cell>
          <table:table-cell office:value-type="percentage" office:value="0.34956117483489746" table:formula="of:=[.B5]/[.B2]" table:style-name="ce7">
            <text:p>34,96 %</text:p>
          </table:table-cell>
          <table:table-cell table:number-columns-repeated="6" table:style-name="ce4"/>
          <table:table-cell office:value-type="string" table:style-name="ce5">
            <text:p>Coût fixe</text:p>
          </table:table-cell>
          <table:table-cell office:value-type="currency" office:value="1609100" table:formula="of:=SUM([.O11:.O13])" table:style-name="ce6">
            <text:p>1 609 100,00 €</text:p>
          </table:table-cell>
          <table:table-cell office:value-type="percentage" office:value="0.34956117483489746" table:formula="of:=[.K5]/[.K2]" table:style-name="ce7">
            <text:p>34,96 %</text:p>
          </table:table-cell>
          <table:table-cell table:number-columns-repeated="1012" table:style-name="ce4"/>
          <table:table-cell table:number-columns-repeated="15360"/>
        </table:table-row>
        <table:table-row table:style-name="ro1">
          <table:table-cell office:value-type="string" table:style-name="ce5">
            <text:p>Résultat</text:p>
          </table:table-cell>
          <table:table-cell office:value-type="currency" office:value="87545" table:formula="of:=[.B4]-[.B5]" table:style-name="ce6">
            <text:p>87 545,00 €</text:p>
          </table:table-cell>
          <table:table-cell office:value-type="percentage" office:value="1.9018291623218629E-2" table:formula="of:=[.B6]/[.B2]" table:style-name="ce7">
            <text:p>1,90 %</text:p>
          </table:table-cell>
          <table:table-cell table:style-name="ce4"/>
          <table:table-cell office:value-type="string" table:style-name="ce4">
            <text:p>Fournitures et pièces détachées</text:p>
          </table:table-cell>
          <table:table-cell office:value-type="currency" office:value="2676395" table:style-name="ce10">
            <text:p>2 676 395,00 €</text:p>
          </table:table-cell>
          <table:table-cell table:number-columns-repeated="3" table:style-name="ce4"/>
          <table:table-cell office:value-type="string" table:style-name="ce5">
            <text:p>Résultat</text:p>
          </table:table-cell>
          <table:table-cell office:value-type="currency" office:value="87545" table:formula="of:=[.K4]-[.K5]" table:style-name="ce6">
            <text:p>87 545,00 €</text:p>
          </table:table-cell>
          <table:table-cell office:value-type="percentage" office:value="1.9018291623218629E-2" table:formula="of:=[.K6]/[.K2]" table:style-name="ce7">
            <text:p>1,90 %</text:p>
          </table:table-cell>
          <table:table-cell table:style-name="ce4"/>
          <table:table-cell office:value-type="string" table:style-name="ce4">
            <text:p>Fournitures et pièces détachées</text:p>
          </table:table-cell>
          <table:table-cell office:value-type="currency" office:value="2676395" table:style-name="ce10">
            <text:p>2 676 395,00 €</text:p>
          </table:table-cell>
          <table:table-cell table:number-columns-repeated="1009" table:style-name="ce4"/>
          <table:table-cell table:number-columns-repeated="15360"/>
        </table:table-row>
        <table:table-row table:style-name="ro1">
          <table:table-cell table:number-columns-repeated="4" table:style-name="ce4"/>
          <table:table-cell office:value-type="string" table:style-name="ce4">
            <text:p>Frais de distribution</text:p>
          </table:table-cell>
          <table:table-cell office:value-type="currency" office:value="230160" table:formula="of:=0.05*[.F2]" table:style-name="ce10">
            <text:p>230 160,00 €</text:p>
          </table:table-cell>
          <table:table-cell table:number-columns-repeated="7" table:style-name="ce4"/>
          <table:table-cell office:value-type="string" table:style-name="ce4">
            <text:p>Frais de distribution</text:p>
          </table:table-cell>
          <table:table-cell office:value-type="currency" office:value="230160" table:formula="of:=0.05*[.O2]" table:style-name="ce10">
            <text:p>230 160,00 €</text:p>
          </table:table-cell>
          <table:table-cell table:number-columns-repeated="1009" table:style-name="ce4"/>
          <table:table-cell table:number-columns-repeated="15360"/>
        </table:table-row>
        <table:table-row table:style-name="ro1">
          <table:table-cell table:number-columns-repeated="4" table:style-name="ce4"/>
          <table:table-cell office:value-type="string" table:style-name="ce4">
            <text:p>Prix unitaire</text:p>
          </table:table-cell>
          <table:table-cell office:value-type="currency" office:value="3186.1845238095239" table:formula="of:=[.F6]/[.F3]" table:style-name="ce10">
            <text:p>3 186,18 €</text:p>
          </table:table-cell>
          <table:table-cell table:number-columns-repeated="7" table:style-name="ce4"/>
          <table:table-cell office:value-type="string" table:style-name="ce4">
            <text:p>Prix unitaire</text:p>
          </table:table-cell>
          <table:table-cell office:value-type="currency" office:value="3186.1845238095239" table:formula="of:=[.O6]/[.O3]" table:style-name="ce10">
            <text:p>3 186,18 €</text:p>
          </table:table-cell>
          <table:table-cell table:number-columns-repeated="1009" table:style-name="ce4"/>
          <table:table-cell table:number-columns-repeated="15360"/>
        </table:table-row>
        <table:table-row table:number-rows-repeated="2" table:style-name="ro1">
          <table:table-cell table:number-columns-repeated="4" table:style-name="ce4"/>
          <table:table-cell table:number-columns-repeated="2" table:style-name="ce1"/>
          <table:table-cell table:number-columns-repeated="7" table:style-name="ce4"/>
          <table:table-cell table:number-columns-repeated="2" table:style-name="ce1"/>
          <table:table-cell table:number-columns-repeated="1009" table:style-name="ce4"/>
          <table:table-cell table:number-columns-repeated="15360"/>
        </table:table-row>
        <table:table-row table:style-name="ro1">
          <table:table-cell office:value-type="string" table:style-name="ce9">
            <text:p>SEUIL DE RENTABILITÉ</text:p>
          </table:table-cell>
          <table:table-cell office:value-type="currency" office:value="4365679.9860901963" table:formula="of:=[.B5]/[.C4]" table:style-name="ce10">
            <text:p>4 365 679,99 €</text:p>
          </table:table-cell>
          <table:table-cell table:number-columns-repeated="2" table:style-name="ce4"/>
          <table:table-cell office:value-type="string" table:style-name="ce4">
            <text:p>Administration</text:p>
          </table:table-cell>
          <table:table-cell office:value-type="currency" office:value="495460" table:style-name="ce10">
            <text:p>495 460,00 €</text:p>
          </table:table-cell>
          <table:table-cell table:number-columns-repeated="3" table:style-name="ce4"/>
          <table:table-cell office:value-type="string" table:style-name="ce9">
            <text:p>SEUIL DE RENTABILITÉ</text:p>
          </table:table-cell>
          <table:table-cell office:value-type="currency" office:value="4365679.9860901963" table:formula="of:=[.K5]/[.L4]" table:style-name="ce10">
            <text:p>4 365 679,99 €</text:p>
          </table:table-cell>
          <table:table-cell table:number-columns-repeated="2" table:style-name="ce4"/>
          <table:table-cell office:value-type="string" table:style-name="ce4">
            <text:p>Administration</text:p>
          </table:table-cell>
          <table:table-cell office:value-type="currency" office:value="495460" table:style-name="ce10">
            <text:p>495 460,00 €</text:p>
          </table:table-cell>
          <table:table-cell table:number-columns-repeated="1009" table:style-name="ce4"/>
          <table:table-cell table:number-columns-repeated="15360"/>
        </table:table-row>
        <table:table-row table:style-name="ro1">
          <table:table-cell office:value-type="string" table:style-name="ce9">
            <text:p>Nombre de pièces à vendre</text:p>
          </table:table-cell>
          <table:table-cell office:value-type="float" office:value="796.65693176828404" table:formula="of:=[.B11]/[.F4]" table:style-name="ce11">
            <text:p>796,66</text:p>
          </table:table-cell>
          <table:table-cell table:number-columns-repeated="2" table:style-name="ce4"/>
          <table:table-cell office:value-type="string" table:style-name="ce4">
            <text:p>Production</text:p>
          </table:table-cell>
          <table:table-cell office:value-type="currency" office:value="881155" table:style-name="ce10">
            <text:p>881 155,00 €</text:p>
          </table:table-cell>
          <table:table-cell table:number-columns-repeated="3" table:style-name="ce4"/>
          <table:table-cell office:value-type="string" table:style-name="ce9">
            <text:p>Nombre de pièces à vendre</text:p>
          </table:table-cell>
          <table:table-cell office:value-type="float" office:value="796.65693176828404" table:formula="of:=[.K11]/[.O4]" table:style-name="ce11">
            <text:p>796,66</text:p>
          </table:table-cell>
          <table:table-cell table:number-columns-repeated="2" table:style-name="ce4"/>
          <table:table-cell office:value-type="string" table:style-name="ce4">
            <text:p>Production</text:p>
          </table:table-cell>
          <table:table-cell office:value-type="currency" office:value="881155" table:style-name="ce10">
            <text:p>881 155,00 €</text:p>
          </table:table-cell>
          <table:table-cell table:number-columns-repeated="1009" table:style-name="ce4"/>
          <table:table-cell table:number-columns-repeated="15360"/>
        </table:table-row>
        <table:table-row table:style-name="ro1">
          <table:table-cell office:value-type="string" table:style-name="ce9">
            <text:p>Date du seuil de rentabilité</text:p>
          </table:table-cell>
          <table:table-cell office:value-type="float" office:value="341.42439932926459" table:formula="of:=([.B11]/[.F2])*360" table:style-name="ce11">
            <text:p>341,42</text:p>
          </table:table-cell>
          <table:table-cell table:number-columns-repeated="2" table:style-name="ce4"/>
          <table:table-cell office:value-type="string" table:style-name="ce4">
            <text:p>Distribution</text:p>
          </table:table-cell>
          <table:table-cell office:value-type="currency" office:value="232485" table:style-name="ce10">
            <text:p>232 485,00 €</text:p>
          </table:table-cell>
          <table:table-cell table:number-columns-repeated="3" table:style-name="ce4"/>
          <table:table-cell office:value-type="string" table:style-name="ce9">
            <text:p>Date du seuil de rentabilité</text:p>
          </table:table-cell>
          <table:table-cell office:value-type="float" office:value="341.42439932926459" table:formula="of:=([.K11]/[.O2])*360" table:style-name="ce11">
            <text:p>341,42</text:p>
          </table:table-cell>
          <table:table-cell table:number-columns-repeated="2" table:style-name="ce4"/>
          <table:table-cell office:value-type="string" table:style-name="ce4">
            <text:p>Distribution</text:p>
          </table:table-cell>
          <table:table-cell office:value-type="currency" office:value="232485" table:style-name="ce10">
            <text:p>232 485,00 €</text:p>
          </table:table-cell>
          <table:table-cell table:number-columns-repeated="1009" table:style-name="ce4"/>
          <table:table-cell table:number-columns-repeated="15360"/>
        </table:table-row>
        <table:table-row table:style-name="ro1">
          <table:table-cell table:number-columns-repeated="4" table:style-name="ce4"/>
          <table:table-cell office:value-type="string" table:style-name="ce4">
            <text:p>Charges fixes</text:p>
          </table:table-cell>
          <table:table-cell table:number-columns-repeated="8" table:style-name="ce4"/>
          <table:table-cell office:value-type="string" table:style-name="ce4">
            <text:p>Charges fixes</text:p>
          </table:table-cell>
          <table:table-cell table:number-columns-repeated="1010" table:style-name="ce4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4">
            <text:p>N+1 (Hypothèse 1)</text:p>
          </table:table-cell>
          <table:table-cell table:number-columns-repeated="8" table:style-name="ce4"/>
          <table:table-cell office:value-type="string" table:style-name="ce4">
            <text:p>N+1 (Hypothèse 2)</text:p>
          </table:table-cell>
          <table:table-cell table:number-columns-repeated="1014" table:style-name="ce4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Montant</text:p>
          </table:table-cell>
          <table:table-cell office:value-type="string" table:style-name="ce3">
            <text:p>%</text:p>
          </table:table-cell>
          <table:table-cell table:number-columns-repeated="6" table:style-name="ce4"/>
          <table:table-cell table:style-name="ce2"/>
          <table:table-cell office:value-type="string" table:style-name="ce3">
            <text:p>Montant</text:p>
          </table:table-cell>
          <table:table-cell office:value-type="string" table:style-name="ce3">
            <text:p>%</text:p>
          </table:table-cell>
          <table:table-cell table:number-columns-repeated="1012" table:style-name="ce4"/>
          <table:table-cell table:number-columns-repeated="15360"/>
        </table:table-row>
        <table:table-row table:style-name="ro1">
          <table:table-cell office:value-type="string" table:style-name="ce5">
            <text:p>Chiffre d’affaires</text:p>
          </table:table-cell>
          <table:table-cell office:value-type="currency" office:value="4975362" table:formula="of:=[.F20]" table:style-name="ce6">
            <text:p>4 975 362,00 €</text:p>
          </table:table-cell>
          <table:table-cell office:value-type="percentage" office:value="1" table:style-name="ce7">
            <text:p>100,00 %</text:p>
          </table:table-cell>
          <table:table-cell table:style-name="ce4"/>
          <table:table-cell office:value-type="string" table:style-name="ce4">
            <text:p>Chiffre d’affaires</text:p>
          </table:table-cell>
          <table:table-cell office:value-type="currency" office:value="4975362" table:formula="of:=[.F22]*[.F21]" table:style-name="ce8">
            <text:p>4 975 362,00 €</text:p>
          </table:table-cell>
          <table:table-cell table:style-name="ce4"/>
          <table:table-cell office:value-type="string" table:style-name="ce9">
            <text:p>Augmentation des unités vendues</text:p>
          </table:table-cell>
          <table:table-cell table:style-name="ce4"/>
          <table:table-cell office:value-type="string" table:style-name="ce5">
            <text:p>Chiffre d’affaires</text:p>
          </table:table-cell>
          <table:table-cell office:value-type="currency" office:value="6633816" table:formula="of:=[.O20]" table:style-name="ce6">
            <text:p>6 633 816,00 €</text:p>
          </table:table-cell>
          <table:table-cell office:value-type="percentage" office:value="1" table:style-name="ce7">
            <text:p>100,00 %</text:p>
          </table:table-cell>
          <table:table-cell table:style-name="ce4"/>
          <table:table-cell office:value-type="string" table:style-name="ce4">
            <text:p>Chiffre d’affaires</text:p>
          </table:table-cell>
          <table:table-cell office:value-type="currency" office:value="6633816" table:formula="of:=[.O22]*[.O21]" table:style-name="ce8">
            <text:p>6 633 816,00 €</text:p>
          </table:table-cell>
          <table:table-cell table:style-name="ce4"/>
          <table:table-cell office:value-type="string" table:style-name="ce9">
            <text:p>Augmentation des unités vendues</text:p>
          </table:table-cell>
          <table:table-cell table:style-name="ce4"/>
          <table:table-cell office:value-type="string" table:style-name="ce9">
            <text:p>Marché français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Coût variable</text:p>
          </table:table-cell>
          <table:table-cell office:value-type="currency" office:value="3283800.0300000003" table:formula="of:= [.F25]+ [.F24]" table:style-name="ce6">
            <text:p>3 283 800,03 €</text:p>
          </table:table-cell>
          <table:table-cell office:value-type="percentage" office:value="0.66001228252336219" table:formula="of:=[.B21]/[.B20]" table:style-name="ce7">
            <text:p>66,00 %</text:p>
          </table:table-cell>
          <table:table-cell table:style-name="ce4"/>
          <table:table-cell office:value-type="string" table:style-name="ce4">
            <text:p>Nombre d’unités vendues</text:p>
          </table:table-cell>
          <table:table-cell office:value-type="float" office:value="882" table:formula="of:=[.F3]*[.H21]" table:style-name="ce4">
            <text:p>882</text:p>
          </table:table-cell>
          <table:table-cell table:style-name="ce4"/>
          <table:table-cell office:value-type="float" office:value="1.05" table:style-name="ce4">
            <text:p>1,05</text:p>
          </table:table-cell>
          <table:table-cell table:style-name="ce4"/>
          <table:table-cell office:value-type="string" table:style-name="ce5">
            <text:p>Coût variable</text:p>
          </table:table-cell>
          <table:table-cell office:value-type="currency" office:value="4378400.04" table:formula="of:= [.O25]+ [.O24]" table:style-name="ce6">
            <text:p>4 378 400,04 €</text:p>
          </table:table-cell>
          <table:table-cell office:value-type="percentage" office:value="0.66001228252336208" table:formula="of:=[.K21]/[.K20]" table:style-name="ce7">
            <text:p>66,00 %</text:p>
          </table:table-cell>
          <table:table-cell table:style-name="ce4"/>
          <table:table-cell office:value-type="string" table:style-name="ce4">
            <text:p>Nombre d’unités vendues</text:p>
          </table:table-cell>
          <table:table-cell office:value-type="float" office:value="1176" table:formula="of:=[.S21]*0.2" table:style-name="ce4">
            <text:p>1176</text:p>
          </table:table-cell>
          <table:table-cell table:style-name="ce4"/>
          <table:table-cell office:value-type="float" office:value="1.05" table:style-name="ce4">
            <text:p>1,05</text:p>
          </table:table-cell>
          <table:table-cell table:style-name="ce4"/>
          <table:table-cell office:value-type="float" office:value="5880" table:formula="of:=[.S3]*[.Q21]" table:style-name="ce4">
            <text:p>5880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Marge sur coût variable</text:p>
          </table:table-cell>
          <table:table-cell office:value-type="currency" office:value="1691561.9699999997" table:formula="of:=[.B20]-[.B21]" table:style-name="ce6">
            <text:p>1 691 561,97 €</text:p>
          </table:table-cell>
          <table:table-cell office:value-type="percentage" office:value="0.33998771747663781" table:formula="of:=[.B22]/[.B20]" table:style-name="ce7">
            <text:p>34,00 %</text:p>
          </table:table-cell>
          <table:table-cell table:style-name="ce4"/>
          <table:table-cell office:value-type="string" table:style-name="ce4">
            <text:p>Prix unitaire</text:p>
          </table:table-cell>
          <table:table-cell office:value-type="currency" office:value="5641" table:style-name="ce10">
            <text:p>5 641,00 €</text:p>
          </table:table-cell>
          <table:table-cell table:number-columns-repeated="3" table:style-name="ce4"/>
          <table:table-cell office:value-type="string" table:style-name="ce5">
            <text:p>Marge sur coût variable</text:p>
          </table:table-cell>
          <table:table-cell office:value-type="currency" office:value="2255415.96" table:formula="of:=[.K20]-[.K21]" table:style-name="ce6">
            <text:p>2 255 415,96 €</text:p>
          </table:table-cell>
          <table:table-cell office:value-type="percentage" office:value="0.33998771747663786" table:formula="of:=[.K22]/[.K20]" table:style-name="ce7">
            <text:p>34,00 %</text:p>
          </table:table-cell>
          <table:table-cell table:style-name="ce4"/>
          <table:table-cell office:value-type="string" table:style-name="ce4">
            <text:p>Prix unitaire</text:p>
          </table:table-cell>
          <table:table-cell office:value-type="currency" office:value="5641" table:style-name="ce10">
            <text:p>5 641,00 €</text:p>
          </table:table-cell>
          <table:table-cell table:number-columns-repeated="1009" table:style-name="ce4"/>
          <table:table-cell table:number-columns-repeated="15360"/>
        </table:table-row>
        <table:table-row table:style-name="ro1">
          <table:table-cell office:value-type="string" table:style-name="ce5">
            <text:p>Coût fixe</text:p>
          </table:table-cell>
          <table:table-cell office:value-type="currency" office:value="1721737.0000000002" table:formula="of:=SUM([.F29:.F31])" table:style-name="ce6">
            <text:p>1 721 737,00 €</text:p>
          </table:table-cell>
          <table:table-cell office:value-type="percentage" office:value="0.34605260883529687" table:formula="of:=[.B23]/[.B20]" table:style-name="ce7">
            <text:p>34,61 %</text:p>
          </table:table-cell>
          <table:table-cell table:number-columns-repeated="4" table:style-name="ce4"/>
          <table:table-cell office:value-type="string" table:style-name="ce9">
            <text:p>Augmentation du prix des fournitures</text:p>
          </table:table-cell>
          <table:table-cell table:style-name="ce4"/>
          <table:table-cell office:value-type="string" table:style-name="ce5">
            <text:p>Coût fixe</text:p>
          </table:table-cell>
          <table:table-cell office:value-type="currency" office:value="2026737.0000000002" table:formula="of:=SUM([.O29:.O32])" table:style-name="ce6">
            <text:p>2 026 737,00 €</text:p>
          </table:table-cell>
          <table:table-cell office:value-type="percentage" office:value="0.30551601069429724" table:formula="of:=[.K23]/[.K20]" table:style-name="ce7">
            <text:p>30,55 %</text:p>
          </table:table-cell>
          <table:table-cell table:number-columns-repeated="4" table:style-name="ce4"/>
          <table:table-cell office:value-type="string" table:style-name="ce9">
            <text:p>Augmentation du prix des fournitures</text:p>
          </table:table-cell>
          <table:table-cell table:number-columns-repeated="1007" table:style-name="ce4"/>
          <table:table-cell table:number-columns-repeated="15360"/>
        </table:table-row>
        <table:table-row table:style-name="ro1">
          <table:table-cell office:value-type="string" table:style-name="ce5">
            <text:p>Résultat</text:p>
          </table:table-cell>
          <table:table-cell office:value-type="currency" office:value="-30175.030000000494" table:formula="of:=[.B22]-[.B23]" table:style-name="ce6">
            <text:p>-30 175,03 €</text:p>
          </table:table-cell>
          <table:table-cell office:value-type="percentage" office:value="-6.0648913586590272E-3" table:formula="of:=[.B24]/[.B20]" table:style-name="ce7">
            <text:p>-0,61 %</text:p>
          </table:table-cell>
          <table:table-cell table:style-name="ce4"/>
          <table:table-cell office:value-type="string" table:style-name="ce4">
            <text:p>Fournitures et pièces détachées</text:p>
          </table:table-cell>
          <table:table-cell office:value-type="currency" office:value="3035031.93" table:formula="of:=[.F26]*[.F21]" table:style-name="ce10">
            <text:p>3 035 031,93 €</text:p>
          </table:table-cell>
          <table:table-cell table:style-name="ce4"/>
          <table:table-cell office:value-type="float" office:value="1.08" table:style-name="ce4">
            <text:p>1,08</text:p>
          </table:table-cell>
          <table:table-cell table:style-name="ce4"/>
          <table:table-cell office:value-type="string" table:style-name="ce5">
            <text:p>Résultat</text:p>
          </table:table-cell>
          <table:table-cell office:value-type="currency" office:value="228678.95999999973" table:formula="of:=[.K22]-[.K23]" table:style-name="ce6">
            <text:p>228 678,96 €</text:p>
          </table:table-cell>
          <table:table-cell office:value-type="percentage" office:value="3.4471706782340621E-2" table:formula="of:=[.K24]/[.K20]" table:style-name="ce7">
            <text:p>3,45 %</text:p>
          </table:table-cell>
          <table:table-cell table:style-name="ce4"/>
          <table:table-cell office:value-type="string" table:style-name="ce4">
            <text:p>Fournitures et pièces détachées</text:p>
          </table:table-cell>
          <table:table-cell office:value-type="currency" office:value="4046709.24" table:formula="of:=[.O26]*[.O21]" table:style-name="ce10">
            <text:p>4 046 709,24 €</text:p>
          </table:table-cell>
          <table:table-cell table:style-name="ce4"/>
          <table:table-cell office:value-type="float" office:value="1.08" table:style-name="ce4">
            <text:p>1,08</text:p>
          </table:table-cell>
          <table:table-cell table:number-columns-repeated="1007" table:style-name="ce4"/>
          <table:table-cell table:number-columns-repeated="15360"/>
        </table:table-row>
        <table:table-row table:style-name="ro1">
          <table:table-cell table:number-columns-repeated="4" table:style-name="ce4"/>
          <table:table-cell office:value-type="string" table:style-name="ce4">
            <text:p>Frais de distribution</text:p>
          </table:table-cell>
          <table:table-cell office:value-type="currency" office:value="248768.1" table:formula="of:=0.05*[.F20]" table:style-name="ce10">
            <text:p>248 768,10 €</text:p>
          </table:table-cell>
          <table:table-cell table:number-columns-repeated="7" table:style-name="ce4"/>
          <table:table-cell office:value-type="string" table:style-name="ce4">
            <text:p>Frais de distribution</text:p>
          </table:table-cell>
          <table:table-cell office:value-type="currency" office:value="331690.80000000005" table:formula="of:=0.05*[.O20]" table:style-name="ce10">
            <text:p>331 690,80 €</text:p>
          </table:table-cell>
          <table:table-cell table:number-columns-repeated="1009" table:style-name="ce4"/>
          <table:table-cell table:number-columns-repeated="15360"/>
        </table:table-row>
        <table:table-row table:style-name="ro1">
          <table:table-cell table:number-columns-repeated="4" table:style-name="ce4"/>
          <table:table-cell office:value-type="string" table:style-name="ce4">
            <text:p>Prix unitaire</text:p>
          </table:table-cell>
          <table:table-cell office:value-type="currency" office:value="3441.079285714286" table:formula="of:=[.F8]*[.H24]" table:style-name="ce10">
            <text:p>3 441,08 €</text:p>
          </table:table-cell>
          <table:table-cell table:number-columns-repeated="7" table:style-name="ce4"/>
          <table:table-cell office:value-type="string" table:style-name="ce4">
            <text:p>Prix unitaire</text:p>
          </table:table-cell>
          <table:table-cell office:value-type="currency" office:value="3441.079285714286" table:formula="of:=[.O8]*[.Q24]" table:style-name="ce10">
            <text:p>3 441,08 €</text:p>
          </table:table-cell>
          <table:table-cell table:number-columns-repeated="1009" table:style-name="ce4"/>
          <table:table-cell table:number-columns-repeated="15360"/>
        </table:table-row>
        <table:table-row table:style-name="ro1">
          <table:table-cell table:number-columns-repeated="4" table:style-name="ce4"/>
          <table:table-cell table:number-columns-repeated="2" table:style-name="ce1"/>
          <table:table-cell table:number-columns-repeated="7" table:style-name="ce4"/>
          <table:table-cell table:number-columns-repeated="2" table:style-name="ce1"/>
          <table:table-cell table:number-columns-repeated="1009" table:style-name="ce4"/>
          <table:table-cell table:number-columns-repeated="15360"/>
        </table:table-row>
        <table:table-row table:style-name="ro1">
          <table:table-cell table:number-columns-repeated="4" table:style-name="ce4"/>
          <table:table-cell table:number-columns-repeated="2" table:style-name="ce1"/>
          <table:table-cell table:style-name="ce4"/>
          <table:table-cell office:value-type="string" table:style-name="ce9">
            <text:p>Augmentation des CF</text:p>
          </table:table-cell>
          <table:table-cell table:number-columns-repeated="5" table:style-name="ce4"/>
          <table:table-cell table:number-columns-repeated="2" table:style-name="ce1"/>
          <table:table-cell table:style-name="ce4"/>
          <table:table-cell office:value-type="string" table:style-name="ce9">
            <text:p>Augmentation des CF</text:p>
          </table:table-cell>
          <table:table-cell table:number-columns-repeated="1007" table:style-name="ce4"/>
          <table:table-cell table:number-columns-repeated="15360"/>
        </table:table-row>
        <table:table-row table:style-name="ro1">
          <table:table-cell office:value-type="string" table:style-name="ce9">
            <text:p>SEUIL DE RENTABILITÉ</text:p>
          </table:table-cell>
          <table:table-cell office:value-type="currency" office:value="5064115.2944541564" table:formula="of:=[.B23]/[.C22]" table:style-name="ce10">
            <text:p>5 064 115,29 €</text:p>
          </table:table-cell>
          <table:table-cell table:number-columns-repeated="2" table:style-name="ce4"/>
          <table:table-cell office:value-type="string" table:style-name="ce4">
            <text:p>Administration</text:p>
          </table:table-cell>
          <table:table-cell office:value-type="currency" office:value="530142.20000000007" table:formula="of:=[.F11]*[.H29]" table:style-name="ce10">
            <text:p>530 142,20 €</text:p>
          </table:table-cell>
          <table:table-cell table:style-name="ce4"/>
          <table:table-cell office:value-type="float" office:value="1.07" table:style-name="ce4">
            <text:p>1,07</text:p>
          </table:table-cell>
          <table:table-cell table:style-name="ce4"/>
          <table:table-cell office:value-type="string" table:style-name="ce9">
            <text:p>SEUIL DE RENTABILITÉ</text:p>
          </table:table-cell>
          <table:table-cell office:value-type="currency" office:value="5961206.5254659289" table:formula="of:=[.K23]/[.L22]" table:style-name="ce10">
            <text:p>5 961 206,53 €</text:p>
          </table:table-cell>
          <table:table-cell table:number-columns-repeated="2" table:style-name="ce4"/>
          <table:table-cell office:value-type="string" table:style-name="ce4">
            <text:p>Administration</text:p>
          </table:table-cell>
          <table:table-cell office:value-type="currency" office:value="530142.20000000007" table:formula="of:=[.O11]*[.Q29]" table:style-name="ce10">
            <text:p>530 142,20 €</text:p>
          </table:table-cell>
          <table:table-cell table:style-name="ce4"/>
          <table:table-cell office:value-type="float" office:value="1.07" table:style-name="ce4">
            <text:p>1,07</text:p>
          </table:table-cell>
          <table:table-cell table:number-columns-repeated="1007" table:style-name="ce4"/>
          <table:table-cell table:number-columns-repeated="15360"/>
        </table:table-row>
        <table:table-row table:style-name="ro1">
          <table:table-cell office:value-type="string" table:style-name="ce9">
            <text:p>Nombre de pièces à vendre</text:p>
          </table:table-cell>
          <table:table-cell office:value-type="float" office:value="897.73361007873723" table:formula="of:=[.B29]/[.F22]" table:style-name="ce11">
            <text:p>897,73</text:p>
          </table:table-cell>
          <table:table-cell table:number-columns-repeated="2" table:style-name="ce4"/>
          <table:table-cell office:value-type="string" table:style-name="ce4">
            <text:p>Production</text:p>
          </table:table-cell>
          <table:table-cell office:value-type="currency" office:value="942835.85000000009" table:formula="of:=[.F12]*[.H29]" table:style-name="ce10">
            <text:p>942 835,85 €</text:p>
          </table:table-cell>
          <table:table-cell table:number-columns-repeated="3" table:style-name="ce4"/>
          <table:table-cell office:value-type="string" table:style-name="ce9">
            <text:p>Nombre de pièces à vendre</text:p>
          </table:table-cell>
          <table:table-cell office:value-type="float" office:value="1056.7641420786968" table:formula="of:=[.K29]/[.O22]" table:style-name="ce11">
            <text:p>1 056,76</text:p>
          </table:table-cell>
          <table:table-cell table:number-columns-repeated="2" table:style-name="ce4"/>
          <table:table-cell office:value-type="string" table:style-name="ce4">
            <text:p>Production</text:p>
          </table:table-cell>
          <table:table-cell office:value-type="currency" office:value="942835.85000000009" table:formula="of:=[.O12]*[.Q29]" table:style-name="ce10">
            <text:p>942 835,85 €</text:p>
          </table:table-cell>
          <table:table-cell table:number-columns-repeated="1009" table:style-name="ce4"/>
          <table:table-cell table:number-columns-repeated="15360"/>
        </table:table-row>
        <table:table-row table:style-name="ro1">
          <table:table-cell office:value-type="string" table:style-name="ce9">
            <text:p>Date du seuil de rentabilité</text:p>
          </table:table-cell>
          <table:table-cell office:value-type="float" office:value="366.4218816647907" table:formula="of:=([.B29]/[.F20])*360" table:style-name="ce11">
            <text:p>366,42</text:p>
          </table:table-cell>
          <table:table-cell table:number-columns-repeated="2" table:style-name="ce4"/>
          <table:table-cell office:value-type="string" table:style-name="ce4">
            <text:p>Distribution</text:p>
          </table:table-cell>
          <table:table-cell office:value-type="currency" office:value="248758.95" table:formula="of:=[.F13]*[.H29]" table:style-name="ce10">
            <text:p>248 758,95 €</text:p>
          </table:table-cell>
          <table:table-cell table:number-columns-repeated="3" table:style-name="ce4"/>
          <table:table-cell office:value-type="string" table:style-name="ce9">
            <text:p>Date du seuil de rentabilité</text:p>
          </table:table-cell>
          <table:table-cell office:value-type="float" office:value="323.499227166948" table:formula="of:=([.K29]/[.O20])*360" table:style-name="ce11">
            <text:p>323,50</text:p>
          </table:table-cell>
          <table:table-cell table:number-columns-repeated="2" table:style-name="ce4"/>
          <table:table-cell office:value-type="string" table:style-name="ce4">
            <text:p>Distribution</text:p>
          </table:table-cell>
          <table:table-cell office:value-type="currency" office:value="248758.95" table:formula="of:=[.O13]*[.Q29]" table:style-name="ce10">
            <text:p>248 758,95 €</text:p>
          </table:table-cell>
          <table:table-cell table:number-columns-repeated="1009" table:style-name="ce4"/>
          <table:table-cell table:number-columns-repeated="15360"/>
        </table:table-row>
        <table:table-row table:style-name="ro1">
          <table:table-cell table:number-columns-repeated="13" table:style-name="ce4"/>
          <table:table-cell office:value-type="string" table:style-name="ce4">
            <text:p>Publicité</text:p>
          </table:table-cell>
          <table:table-cell office:value-type="currency" office:value="305000" table:style-name="ce10">
            <text:p>305 000,00 €</text:p>
          </table:table-cell>
          <table:table-cell table:number-columns-repeated="1009" table:style-name="ce4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2" table:style-name="ce4"/>
          <table:table-cell table:style-name="ce8"/>
          <table:table-cell table:style-name="ce4"/>
          <table:table-cell table:style-name="ce9"/>
          <table:table-cell table:number-columns-repeated="16376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2" table:style-name="ce4"/>
          <table:table-cell table:style-name="ce10"/>
          <table:table-cell table:number-columns-repeated="1018" table:style-name="ce4"/>
          <table:table-cell table:number-columns-repeated="15360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4" table:style-name="ce4"/>
          <table:table-cell table:style-name="ce9"/>
          <table:table-cell table:number-columns-repeated="16376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2" table:style-name="ce4"/>
          <table:table-cell table:style-name="ce10"/>
          <table:table-cell table:number-columns-repeated="1018" table:style-name="ce4"/>
          <table:table-cell table:number-columns-repeated="15360"/>
        </table:table-row>
        <table:table-row table:number-rows-repeated="2" table:style-name="ro1">
          <table:table-cell table:number-columns-repeated="5" table:style-name="ce4"/>
          <table:table-cell table:style-name="ce10"/>
          <table:table-cell table:number-columns-repeated="1018" table:style-name="ce4"/>
          <table:table-cell table:number-columns-repeated="15360"/>
        </table:table-row>
        <table:table-row table:style-name="ro1">
          <table:table-cell table:number-columns-repeated="4" table:style-name="ce4"/>
          <table:table-cell table:number-columns-repeated="2" table:style-name="ce1"/>
          <table:table-cell table:number-columns-repeated="1018" table:style-name="ce4"/>
          <table:table-cell table:number-columns-repeated="15360"/>
        </table:table-row>
        <table:table-row table:style-name="ro1">
          <table:table-cell table:number-columns-repeated="4" table:style-name="ce4"/>
          <table:table-cell table:number-columns-repeated="2" table:style-name="ce1"/>
          <table:table-cell table:style-name="ce4"/>
          <table:table-cell table:style-name="ce9"/>
          <table:table-cell table:number-columns-repeated="16376"/>
        </table:table-row>
        <table:table-row table:style-name="ro1">
          <table:table-cell table:style-name="ce9"/>
          <table:table-cell table:style-name="ce10"/>
          <table:table-cell table:number-columns-repeated="3" table:style-name="ce4"/>
          <table:table-cell table:style-name="ce10"/>
          <table:table-cell table:number-columns-repeated="1018" table:style-name="ce4"/>
          <table:table-cell table:number-columns-repeated="15360"/>
        </table:table-row>
        <table:table-row table:number-rows-repeated="2" table:style-name="ro1">
          <table:table-cell table:style-name="ce9"/>
          <table:table-cell table:style-name="ce11"/>
          <table:table-cell table:number-columns-repeated="3" table:style-name="ce4"/>
          <table:table-cell table:style-name="ce10"/>
          <table:table-cell table:number-columns-repeated="1018" table:style-name="ce4"/>
          <table:table-cell table:number-columns-repeated="15360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number:percentage-style style:name="N37">
      <number:number number:decimal-places="2" number:min-decimal-places="2" number:min-integer-digits="1"/>
      <number:text> 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BAPTISTE</dc:creator>
    <meta:creation-date>2021-12-07T15:07:36Z</meta:creation-date>
    <dc:date>2021-12-14T08:19:25Z</dc:date>
    <meta:editing-cycles>1</meta:editing-cycles>
    <meta:editing-duration>PT469S</meta:editing-duration>
  </office:meta>
</office:document-meta>
</file>